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9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 style:text-scale="80%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style="normal" style:text-underline-style="none" fo:font-weight="bold" officeooo:rsid="001a116f" officeooo:paragraph-rsid="00d9edcc" style:font-name-asian="SimSun" style:font-size-asian="5pt" style:font-style-asian="normal" style:font-weight-asian="bold" style:font-name-complex="Tahoma" style:font-size-complex="5pt" style:font-style-complex="normal" style:font-weight-complex="bold" style:text-scale="8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9"><draw:frame draw:style-name="fr1" draw:name="image:asimage(load(record, 'company_logo'))" text:anchor-type="as-char" style:rel-width="47%" svg:height="0.85cm" style:rel-height="scale" draw:z-index="0"><draw:text-box fo:min-width="0.845cm"><text:p text:style-name="P1"/></draw:text-box></draw:frame><draw:frame draw:style-name="fr2" draw:name="image:asimage(load(record, 'partner_logo'))" text:anchor-type="as-char" svg:y="0cm" style:rel-width="47%" svg:height="0.85cm" style:rel-height="scale" draw:z-index="1"><draw:text-box fo:min-width="0.845cm"><text:p text:style-name="P1"/></draw:text-box></draw:frame><text:line-break/></text:p>
            <text:p text:style-name="P10"><text:placeholder text:placeholder-type="text">&lt;load(record, 'period')&gt;</text:placeholder><text:line-break/><text:span text:style-name="T4"><text:placeholder text:placeholder-type="text">&lt;load(record, 'code')&gt;</text:placeholder></text:span></text:p>
          </table:table-cell>
          <table:table-cell table:style-name="Tabella1.A1" office:value-type="string">
            <text:p text:style-name="P7"><text:span text:style-name="T3"><text:placeholder text:placeholder-type="text">&lt;load(record, 'line', mode='data')&gt;</text:placeholder></text:span><text:span text:style-name="T3"> </text:span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8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6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4T16:33:42.743945146</dc:date>
    <meta:editing-duration>PT15H7M10S</meta:editing-duration>
    <meta:editing-cycles>210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9" meta:word-count="37" meta:character-count="411" meta:non-whitespace-character-count="380"/>
  </office:meta>
</office:document-meta>
</file>